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style:text-properties officeooo:paragraph-rsid="0031ebb4"/>
    </style:style>
    <style:style style:name="P4" style:family="paragraph" style:parent-style-name="Text_20_body">
      <style:text-properties officeooo:rsid="0019e4db" officeooo:paragraph-rsid="001b2362"/>
    </style:style>
    <style:style style:name="P5" style:family="paragraph" style:parent-style-name="Text_20_body">
      <style:text-properties officeooo:rsid="001b2362" officeooo:paragraph-rsid="001b2362"/>
    </style:style>
    <style:style style:name="P6" style:family="paragraph" style:parent-style-name="Text_20_body">
      <style:text-properties officeooo:rsid="001b2362" officeooo:paragraph-rsid="003db949"/>
    </style:style>
    <style:style style:name="P7" style:family="paragraph" style:parent-style-name="Text_20_body">
      <style:text-properties officeooo:paragraph-rsid="0024f703"/>
    </style:style>
    <style:style style:name="P8" style:family="paragraph" style:parent-style-name="Text_20_body">
      <style:text-properties officeooo:paragraph-rsid="002525b7"/>
    </style:style>
    <style:style style:name="P9" style:family="paragraph" style:parent-style-name="Text_20_body">
      <style:text-properties officeooo:paragraph-rsid="00244b31"/>
    </style:style>
    <style:style style:name="P10" style:family="paragraph" style:parent-style-name="Text_20_body">
      <style:text-properties officeooo:paragraph-rsid="00378e21"/>
    </style:style>
    <style:style style:name="P11" style:family="paragraph" style:parent-style-name="Text_20_body">
      <style:text-properties officeooo:rsid="00378e21" officeooo:paragraph-rsid="00378e21"/>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rsid="00381637" officeooo:paragraph-rsid="00381637"/>
    </style:style>
    <style:style style:name="P14" style:family="paragraph" style:parent-style-name="Text_20_body">
      <style:text-properties officeooo:paragraph-rsid="003db949"/>
    </style:style>
    <style:style style:name="P15" style:family="paragraph" style:parent-style-name="Text_20_body">
      <style:text-properties officeooo:paragraph-rsid="0042a8aa"/>
    </style:style>
    <style:style style:name="P16" style:family="paragraph" style:parent-style-name="Text_20_body">
      <style:paragraph-properties fo:margin-top="0cm" fo:margin-bottom="0.109cm" loext:contextual-spacing="false"/>
    </style:style>
    <style:style style:name="P17" style:family="paragraph" style:parent-style-name="Text_20_body">
      <style:paragraph-properties fo:margin-top="0cm" fo:margin-bottom="0.109cm" loext:contextual-spacing="false"/>
      <style:text-properties fo:font-style="italic" style:font-style-asian="italic" style:font-style-complex="italic"/>
    </style:style>
    <style:style style:name="P18"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19"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20" style:family="paragraph" style:parent-style-name="Standard">
      <style:text-properties officeooo:rsid="00120422" officeooo:paragraph-rsid="0019e4db"/>
    </style:style>
    <style:style style:name="P21" style:family="paragraph" style:parent-style-name="Standard">
      <style:text-properties officeooo:rsid="0024238d" officeooo:paragraph-rsid="0019e4db"/>
    </style:style>
    <style:style style:name="P22" style:family="paragraph" style:parent-style-name="Standard">
      <style:text-properties officeooo:paragraph-rsid="004346a2"/>
    </style:style>
    <style:style style:name="P23" style:family="paragraph" style:parent-style-name="Standard">
      <style:text-properties officeooo:paragraph-rsid="004413d6"/>
    </style:style>
    <style:style style:name="P24" style:family="paragraph" style:parent-style-name="Bibliography_20_1">
      <style:text-properties officeooo:paragraph-rsid="003db949"/>
    </style:style>
    <style:style style:name="P25" style:family="paragraph" style:parent-style-name="Heading_20_2">
      <style:paragraph-properties fo:break-before="page"/>
      <style:text-properties officeooo:paragraph-rsid="003a1137"/>
    </style:style>
    <style:style style:name="P26" style:family="paragraph" style:parent-style-name="Heading_20_3">
      <style:text-properties officeooo:paragraph-rsid="003db949"/>
    </style:style>
    <style:style style:name="P27" style:family="paragraph" style:parent-style-name="Heading_20_3">
      <style:text-properties officeooo:paragraph-rsid="0019e4db"/>
    </style:style>
    <style:style style:name="P28" style:family="paragraph" style:parent-style-name="Heading_20_1">
      <style:paragraph-properties fo:text-align="start" style:justify-single-word="false"/>
    </style:style>
    <style:style style:name="P29" style:family="paragraph" style:parent-style-name="Heading_20_4">
      <style:text-properties officeooo:paragraph-rsid="003db949"/>
    </style:style>
    <style:style style:name="P30" style:family="paragraph" style:parent-style-name="Heading_20_4">
      <style:paragraph-properties fo:margin-top="0.199cm" fo:margin-bottom="0cm" loext:contextual-spacing="false" fo:line-height="135%"/>
    </style:style>
    <style:style style:name="P31" style:family="paragraph" style:parent-style-name="Heading_20_4">
      <style:paragraph-properties fo:margin-top="0.199cm" fo:margin-bottom="0cm" loext:contextual-spacing="false" fo:line-height="135%"/>
      <style:text-properties officeooo:paragraph-rsid="0024f703"/>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T1" style:family="text">
      <style:text-properties officeooo:rsid="001fe8b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30359" style:font-style-asian="italic" style:font-style-complex="italic"/>
    </style:style>
    <style:style style:name="T5" style:family="text">
      <style:text-properties fo:font-style="italic" officeooo:rsid="00244b31"/>
    </style:style>
    <style:style style:name="T6" style:family="text">
      <style:text-properties fo:font-weight="bold" style:font-weight-asian="bold" style:font-weight-complex="bold"/>
    </style:style>
    <style:style style:name="T7" style:family="text">
      <style:text-properties fo:font-weight="bold" officeooo:rsid="002a5f04" style:font-weight-asian="bold" style:font-weight-complex="bold"/>
    </style:style>
    <style:style style:name="T8" style:family="text">
      <style:text-properties fo:font-weight="bold" officeooo:rsid="002b8010" style:font-weight-asian="bold" style:font-weight-complex="bold"/>
    </style:style>
    <style:style style:name="T9" style:family="text">
      <style:text-properties fo:font-weight="bold" officeooo:rsid="00397e9c" style:font-weight-asian="bold" style:font-weight-complex="bold"/>
    </style:style>
    <style:style style:name="T10" style:family="text">
      <style:text-properties fo:font-weight="bold" officeooo:rsid="003a1137"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officeooo:rsid="00030359" style:font-style-asian="normal" style:font-style-complex="normal"/>
    </style:style>
    <style:style style:name="T13" style:family="text">
      <style:text-properties fo:language="zxx" fo:country="none"/>
    </style:style>
    <style:style style:name="T14" style:family="text">
      <style:text-properties fo:language="zxx" fo:country="none" fo:font-style="italic"/>
    </style:style>
    <style:style style:name="T15" style:family="text">
      <style:text-properties officeooo:rsid="0024238d"/>
    </style:style>
    <style:style style:name="T16" style:family="text">
      <style:text-properties officeooo:rsid="0019e4db"/>
    </style:style>
    <style:style style:name="T17" style:family="text">
      <style:text-properties officeooo:rsid="001e98f2"/>
    </style:style>
    <style:style style:name="T18" style:family="text">
      <style:text-properties officeooo:rsid="001f6632"/>
    </style:style>
    <style:style style:name="T19" style:family="text">
      <style:text-properties officeooo:rsid="00262836"/>
    </style:style>
    <style:style style:name="T20" style:family="text">
      <style:text-properties officeooo:rsid="0029f901"/>
    </style:style>
    <style:style style:name="T21" style:family="text">
      <style:text-properties officeooo:rsid="002b8010"/>
    </style:style>
    <style:style style:name="T22" style:family="text">
      <style:text-properties officeooo:rsid="00244b31"/>
    </style:style>
    <style:style style:name="T23" style:family="text">
      <style:text-properties officeooo:rsid="002caaf2"/>
    </style:style>
    <style:style style:name="T24" style:family="text">
      <style:text-properties officeooo:rsid="002eae4f"/>
    </style:style>
    <style:style style:name="T25" style:family="text">
      <style:text-properties officeooo:rsid="003293af"/>
    </style:style>
    <style:style style:name="T26" style:family="text">
      <style:text-properties officeooo:rsid="0033aba8"/>
    </style:style>
    <style:style style:name="T27" style:family="text">
      <style:text-properties officeooo:rsid="003547ea"/>
    </style:style>
    <style:style style:name="T28" style:family="text">
      <style:text-properties officeooo:rsid="00359296"/>
    </style:style>
    <style:style style:name="T29" style:family="text">
      <style:text-properties officeooo:rsid="0038c3ee"/>
    </style:style>
    <style:style style:name="T30" style:family="text">
      <style:text-properties officeooo:rsid="00397e9c"/>
    </style:style>
    <style:style style:name="T31" style:family="text">
      <style:text-properties officeooo:rsid="003a1137"/>
    </style:style>
    <style:style style:name="T32" style:family="text">
      <style:text-properties officeooo:rsid="00030359"/>
    </style:style>
    <style:style style:name="T33" style:family="text">
      <style:text-properties fo:font-variant="normal" fo:text-transform="none" style:text-position="0% 100%" fo:font-style="normal" style:text-underline-style="none" fo:font-weight="normal"/>
    </style:style>
    <style:style style:name="T34" style:family="text">
      <style:text-properties fo:font-variant="normal" fo:text-transform="none" style:text-position="0% 100%" fo:font-style="normal" style:text-underline-style="none" fo:font-weight="normal" officeooo:rsid="00030359" style:font-style-asian="normal" style:font-style-complex="normal"/>
    </style:style>
    <style:style style:name="T35" style:family="text">
      <style:text-properties fo:font-variant="normal" fo:text-transform="none" style:text-position="0% 100%" fo:font-style="normal" style:text-underline-style="none" fo:font-weight="normal" officeooo:rsid="00030359"/>
    </style:style>
    <style:style style:name="T36" style:family="text">
      <style:text-properties fo:font-variant="normal" fo:text-transform="none" style:text-position="0% 100%" fo:font-style="normal" style:text-underline-style="none" fo:font-weight="normal" officeooo:rsid="003cbc3f"/>
    </style:style>
    <style:style style:name="T37" style:family="text">
      <style:text-properties fo:font-variant="normal" fo:text-transform="none" style:text-position="0% 100%" fo:font-style="italic" style:text-underline-style="none" fo:font-weight="normal" officeooo:rsid="00030359" style:font-style-asian="italic" style:font-style-complex="normal"/>
    </style:style>
    <style:style style:name="T38" style:family="text">
      <style:text-properties officeooo:rsid="003cbc3f"/>
    </style:style>
    <style:style style:name="T39" style:family="text">
      <style:text-properties officeooo:rsid="003f87f8"/>
    </style:style>
    <style:style style:name="T40" style:family="text">
      <style:text-properties officeooo:rsid="00412bd8"/>
    </style:style>
    <style:style style:name="T41" style:family="text">
      <style:text-properties officeooo:rsid="00422123"/>
    </style:style>
    <style:style style:name="T42" style:family="text">
      <style:text-properties officeooo:rsid="004413d6"/>
    </style:style>
    <style:style style:name="T43" style:family="text">
      <style:text-properties officeooo:rsid="00457b24"/>
    </style:style>
    <style:style style:name="T44" style:family="text">
      <style:text-properties officeooo:rsid="0047df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SOCL 923: Critical Methods in Media and Cultural Studies </text:h>
      <text:p text:style-name="P12">Department of Sociology, Lancaster University</text:p>
      <text:p text:style-name="P12"/>
      <text:p text:style-name="P13">Lent Term, <text:span text:style-name="T44">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42">Guests on </text:span>the course</text:h>
      <text:p text:style-name="Text_20_body"><text:s/><text:span text:style-name="T42">Joe Deville, </text:span>Adam Fish, Graeme Gilloch, <text:span text:style-name="T29">Miriam Meissner, Tracey Jensen</text:span></text:p>
      <text:h text:style-name="Heading_20_2" text:outline-level="2">About the course </text:h>
      <text:p text:style-name="Standard"><text:span text:style-name="T1">This course <text:s/>explores </text:span>research practice <text:s/>in <text:s/>Media <text:s/>and <text:s/>Cultural <text:s/>Studies <text:s/>(MCS). <text:s/><text:span text:style-name="T27">M</text:span>ethod <text:s/>in <text:s/>MCS <text:s/>is <text:s/>quite plural. It includes textual <text:s/><text:span text:style-name="T25">and discourse </text:span>analysis, visual analysis, ethnography and participatory approaches, <text:span text:style-name="T25">but with strong emphasis on engaging with issues of identity, differences, power and experience in the hyper-complex media and cultural environments we inhabit. </text:span></text:p>
      <text:p text:style-name="P23">This course is designed to introduce students to <text:span text:style-name="T25">contemporary </text:span>methodological issues, <text:span text:style-name="T25">key </text:span>approaches, practical techniques, <text:s/>and exemplary cases <text:span text:style-name="T20">relating to the study of </text:span>media and <text:span text:style-name="T20">culture</text:span>. <text:s/>It uses recent examples of media and cultural research done here at Lancaster to give a taste of particular research methods and approaches, and encourage an exploration of their theoretical and practical implications and consequences. </text:p>
      <text:p text:style-name="P23"><text:span text:style-name="T26">In conversation with invited guests, p</text:span>articipants in the course will also discuss and critically evaluate different methodological approaches and learn how to draw on these <text:span text:style-name="T28">approaches </text:span><text:s/>as a starting point for <text:span text:style-name="T28">their </text:span>own research. By the end of the course, students should have <text:span text:style-name="T26">a strong understanding of key elements </text:span>in planning and carrying out independent research <text:span text:style-name="T20">projects</text:span>.</text:p>
      <text:p text:style-name="P10">A groupwork project is key part of this course. <text:span text:style-name="T1">Throughout the course of the term</text:span>, <text:s/>you will put various methods and approaches into practice during the group research work. You will be assessed in stages throughout the term (see below for assessment details). The final assessment is based on an <text:s/>essay, due after the Easter break. </text:p>
      <text:h text:style-name="Heading_20_2" text:outline-level="2">Course objectives</text:h>
      <text:p text:style-name="P11">1. To explore the main methods used in media and cultural studies and how they relate to the key problems and approaches of that field.</text:p>
      <text:p text:style-name="P11">2. In dialogue with media and cultural studies researchers, to show how issues of identity, power, value and experience can be researched.</text:p>
      <text:p text:style-name="P11">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7763206363616423296" text:style-name="L1">
        <text:list-item>
          <text:p text:style-name="P32">The range of objects, things, events and processes studied in media and cultural studies;</text:p>
        </text:list-item>
        <text:list-item>
          <text:p text:style-name="P32">Key research methods and their relation to associated discipines (sociology, anthropology, history, gender and womens studies, science and technology studies, film studies, philosophy);</text:p>
        </text:list-item>
        <text:list-item>
          <text:p text:style-name="P32">The relationship between theory and practice;</text:p>
        </text:list-item>
        <text:list-item>
          <text:p text:style-name="P32">Experience, reflexivity, <text:s/>and ethics (including research ethics);</text:p>
        </text:list-item>
        <text:list-item>
          <text:p text:style-name="P32">Situated knowledges, participatory and activist methods;</text:p>
        </text:list-item>
        <text:list-item>
          <text:p text:style-name="P32">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Standard">Assessment for this course is: </text:p>
      <text:list xml:id="list8015024107430232431" text:style-name="L2">
        <text:list-item>
          <text:p text:style-name="P33"><text:span text:style-name="T6">Group work: research </text:span><text:span text:style-name="T10">methods <text:s/></text:span><text:span text:style-name="T6">blog</text:span> <text:span text:style-name="T6">25</text:span>%; <text:span text:style-name="T31">due </text:span><text:span text:style-name="T6">week </text:span><text:span text:style-name="T8">1</text:span><text:span text:style-name="T6">9, </text:span><text:span text:style-name="T8">1</text:span><text:span text:style-name="T10">4</text:span><text:span text:style-name="T8"> March</text:span> </text:p>
        </text:list-item>
        <text:list-item>
          <text:p text:style-name="P33"><text:span text:style-name="T6">Group work</text:span>: <text:span text:style-name="T6">presentation</text:span> of research <text:span text:style-name="T21">project </text:span><text:s/><text:span text:style-name="T6">15</text:span>%; <text:span text:style-name="T31">due </text:span><text:span text:style-name="T6">Week 1</text:span><text:span text:style-name="T10">9</text:span><text:span text:style-name="T6">, 1</text:span><text:span text:style-name="T10">5</text:span><text:span text:style-name="T6"> March </text:span></text:p>
        </text:list-item>
        <text:list-item>
          <text:p text:style-name="P33">Individual <text:span text:style-name="T6">essay</text:span> on research (3000 words) <text:span text:style-name="T6">60</text:span>%; <text:span text:style-name="T31">due</text:span> <text:span text:style-name="T6">Monday Week 2</text:span><text:span text:style-name="T10">1</text:span><text:span text:style-name="T6">, Summer term, </text:span><text:span text:style-name="T10">15</text:span><text:span text:style-name="T6"> April 201</text:span><text:span text:style-name="T7">5</text:span><text:span text:style-name="T6">, 5pm.</text:span> </text:p>
        </text:list-item>
      </text:list>
      <text:p text:style-name="Standard">Full details of assessment will be discussed in the first seminar. </text:p>
      <text:h text:style-name="P26" text:outline-level="3">The group research project: blog <text:span text:style-name="T18">and presentations</text:span></text:h>
      <text:p text:style-name="P14">The group research project is an important component of this course. It provides an opportunity to conceive of, design, <text:span text:style-name="T31">and pilot</text:span> a viable media and/or cultural studies research project at a Masters level. You will be assigned to research groups in Week 1, and as mentioned above, you will develop the research proposal and research project throughout the course. Each week, groups will add new questions examples, concepts, references or ideas to the group project.</text:p>
      <text:p text:style-name="P14">The progress of the project, and the variety of academic, media and other materials that relate to the project should be documented on a research blog during the first 9 weeks of the course. This blog 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Each member of the research group should have edit access to the blog, and each blog should show individual contributions from all members of the research group. </text:p>
      <text:h text:style-name="P29" text:outline-level="4"><text:soft-page-break/>Assessment criteria for the <text:span text:style-name="T17">group research project </text:span>blog</text:h>
      <text:p text:style-name="P14">1. The blog should show regular and frequent contributions from all members of a research throughout the course.</text:p>
      <text:p text:style-name="P14">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4">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4">4. Effective research blogs will make use of the many different blogging possibilities of displaying images, writing entries, tagging entries to organise them, <text:s/>linking to other sources (including other blogs), and feedback through comments.</text:p>
      <text:h text:style-name="P29" text:outline-level="4">Assessment critieria for the group research project presentations</text:h>
      <text:p text:style-name="P6">The presentations should focus on presenting the research design for a group research project. This will be asssessed according to way in which it:</text:p>
      <text:p text:style-name="P6">1. Proposes a research topic and research questions;</text:p>
      <text:p text:style-name="P6">2. Says why this question is interesting in terms of major theories or understandings of media and culture;</text:p>
      <text:p text:style-name="P6">3. Outlines the relevant academic work on the topic and in relation to the research questions;</text:p>
      <text:p text:style-name="P6">4. Presents a research methodology designed to address the questions. This research methodology must combine textual, visual and ethnographic approaches. It may also use inventive/live approaches. </text:p>
      <text:h text:style-name="P26" text:outline-level="3">The essay question <text:span text:style-name="T38">(3000 words)</text:span></text:h>
      <text:p text:style-name="P14"><text:span text:style-name="T32">Nick Couldry defines media cultures in this way: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4">of media</text:span><text:span text:style-name="T12">. I mean instead that they are ways of making sense </text:span><text:span text:style-name="T4">of the world</text:span><text:span text:style-name="T12"> that work primarily </text:span><text:span text:style-name="T4">through</text:span><text:span text:style-name="T12">, or in reliance on, media' </text:span><text:reference-mark-start text:name="ZOTERO_ITEM CSL_CITATION {&quot;citationID&quot;:&quot;SjH8g5o4&quot;,&quot;properties&quot;:{&quot;formattedCitation&quot;:&quot;{\\rtf (Couldry 2012, 159\\uc0\\u8211{}160)}&quot;,&quot;plainCitation&quot;:&quot;(Couldry 2012, 159–160)&quot;},&quot;citationItems&quot;:[{&quot;id&quot;:36057,&quot;uris&quot;:[&quot;http://zotero.org/users/29527/items/TRKXJUC5&quot;],&quot;uri&quot;:[&quot;http://zotero.org/users/29527/items/TRKXJUC5&quot;],&quot;itemData&quot;:{&quot;id&quot;:36057,&quot;type&quot;:&quot;book&quot;,&quot;title&quot;:&quot;Media, society, world: Social theory and digital media practice&quot;,&quot;publisher&quot;:&quot;Polity&quot;,&quot;publisher-place&quot;:&quot;Cambridge ; Malden, MA&quot;,&quot;event-place&quot;:&quot;Cambridge ; Malden, MA&quot;,&quot;note&quot;:&quot;00220&quot;,&quot;shortTitle&quot;:&quot;Media, society, world&quot;,&quot;author&quot;:[{&quot;family&quot;:&quot;Couldry&quot;,&quot;given&quot;:&quot;Nick&quot;}],&quot;issued&quot;:{&quot;date-parts&quot;:[[&quot;2012&quot;]]}},&quot;locator&quot;:&quot;159-160&quot;}],&quot;schema&quot;:&quot;https://github.com/citation-style-language/schema/raw/master/csl-citation.json&quot;} RND8XqYbQswaL"/><text:span text:style-name="T34">(Couldry </text:span><text:span text:style-name="T37">Media, Society, World: Social Theory and Digital Media Practice</text:span><text:span text:style-name="T34">. 2012, 159</text:span><text:span text:style-name="T33">–160). </text:span><text:span text:style-name="T35">Critically analyse what this claim means for </text:span><text:span text:style-name="T36">the practice of</text:span><text:span text:style-name="T35"> media and cultural studies research today. <text:s/>Describe how  your group research project addressed the </text:span><text:span text:style-name="T36">methodological</text:span><text:span text:style-name="T35"> challenges of empirically researching contemporary media culture. You will need to spend some time in your essay describing what your research was about, but this description should mainly support your reflections on the challenges of researching media cultures.</text:span><text:reference-mark-end text:name="ZOTERO_ITEM CSL_CITATION {&quot;citationID&quot;:&quot;SjH8g5o4&quot;,&quot;properties&quot;:{&quot;formattedCitation&quot;:&quot;{\\rtf (Couldry 2012, 159\\uc0\\u8211{}160)}&quot;,&quot;plainCitation&quot;:&quot;(Couldry 2012, 159–160)&quot;},&quot;citationItems&quot;:[{&quot;id&quot;:36057,&quot;uris&quot;:[&quot;http://zotero.org/users/29527/items/TRKXJUC5&quot;],&quot;uri&quot;:[&quot;http://zotero.org/users/29527/items/TRKXJUC5&quot;],&quot;itemData&quot;:{&quot;id&quot;:36057,&quot;type&quot;:&quot;book&quot;,&quot;title&quot;:&quot;Media, society, world: Social theory and digital media practice&quot;,&quot;publisher&quot;:&quot;Polity&quot;,&quot;publisher-place&quot;:&quot;Cambridge ; Malden, MA&quot;,&quot;event-place&quot;:&quot;Cambridge ; Malden, MA&quot;,&quot;note&quot;:&quot;00220&quot;,&quot;shortTitle&quot;:&quot;Media, society, world&quot;,&quot;author&quot;:[{&quot;family&quot;:&quot;Couldry&quot;,&quot;given&quot;:&quot;Nick&quot;}],&quot;issued&quot;:{&quot;date-parts&quot;:[[&quot;2012&quot;]]}},&quot;locator&quot;:&quot;159-160&quot;}],&quot;schema&quot;:&quot;https://github.com/citation-style-language/schema/raw/master/csl-citation.json&quot;} RND8XqYbQswaL"/></text:p>
      <text:p text:style-name="P24"/>
      <text:h text:style-name="Heading_20_2" text:outline-level="2"><text:soft-page-break/>R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2">Inside Culture: Re-Imagining the Method of Cultural Studies</text:span>. London: Sage.</text:p>
      <text:p text:style-name="Standard">Another would be: Angela McRobbie (2005) <text:span text:style-name="T2">The uses of cultural studies: A textbook</text:span>, London: Sage. <text:s/>This assumes more theoretical background knowledge. </text:p>
      <text:p text:style-name="Standard">A good textbook for the visual components of the course would be Gillian Rose (2007) <text:span text:style-name="T3">Visual methodologies : an introduction to the interpretation of visual materials</text:span>, London : Sage. There are several copies in the library: at classmark V8EV &lt;R&gt; (C Floor Green Zone). </text:p>
      <text:p text:style-name="Standard">The journal <text:span text:style-name="T3">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3">Reading the Popular</text:span>, Boston: Unwin Hyman. </text:p>
      <text:p text:style-name="Standard">Stokes, J. (2009) ‘Getting Started’ in <text:span text:style-name="T3">How to do Media and Cultural Studies</text:span>, London, Sage. </text:p>
      <text:p text:style-name="Standard">Highly recommended as a practical guide to planning, carrying out and writing up a research project. </text:p>
      <text:p text:style-name="Standard">Storey, J. (2003) <text:span text:style-name="T3">Cultural Studies and the Study of Popular Culture</text:span>, Athens, GA: University of Georgia Press. </text:p>
      <text:h text:style-name="Heading_20_3" text:outline-level="3">Feminist Methodology </text:h>
      <text:p text:style-name="Standard">Fonow, M. M. &amp; Cook, J.A. (Eds) (1991) <text:span text:style-name="T3">Beyond Methodology: Feminist Scholarship as Lived Research</text:span>, Indianapolis: Indiana University Press. </text:p>
      <text:p text:style-name="Standard">Reinharz, S. (1992) Feminist methods in Social Research Oxford: Oxford University Press.Ramazanoglu, C. with Holland, J. (2002) <text:span text:style-name="T3">Feminist Methodology: Challenges and Choices</text:span>, London: Sage. </text:p>
      <text:p text:style-name="Standard">Skeggs, B. (Ed.) (1995)<text:span text:style-name="T3">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3">Researching culture: qualitative method and cultural studies</text:span>, London, Thousand Oaks and New Delhi: Sage. </text:p>
      <text:p text:style-name="Standard"><text:soft-page-break/>Back, L. (2007)<text:span text:style-name="T3">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3">Interviewing</text:span>, London, Thousand Oaks and New Delhi: Sage. </text:p>
      <text:p text:style-name="Standard">Hine, C. (2000) <text:span text:style-name="T3">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3">Interviewing: A Practical Guide for Students and Professionals</text:span>, Sydney: <text:s/>UNSW Press. </text:p>
      <text:p text:style-name="Standard">Silverman, D. (2000), <text:span text:style-name="T3">Doing Qualitative Research: A practical handbook</text:span>, London: Sage. </text:p>
      <text:p text:style-name="Text_20_body">Weiss, R. (1994), <text:span text:style-name="T3">Learning from Strangers: The Art and Method of Qualitative Interview Studies</text:span>, New York: Free Press </text:p>
      <text:h text:style-name="Heading_20_3" text:outline-level="3">Textual Analysis and Discourse Analysis </text:h>
      <text:p text:style-name="Standard">Barry, P. (2009) <text:span text:style-name="T3">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3">Analysing discourse: textual analysis for social research</text:span>, London: Routledge. </text:p>
      <text:p text:style-name="Standard">Hall, G. (2006) ‘Cultural Studies and Deconstruction’ in G. Hall and C. Birchall, eds.,<text:span text:style-name="T3"> New Cultural Studies: Adventures in Theory</text:span>, Edinburgh University Press, 31-53.Jørgensen, M. and Phillips, L.J. (2002) Discourse analysis as theory and method, London: Sage. </text:p>
      <text:p text:style-name="Standard">Krippendorff, K. (2004) <text:span text:style-name="T3">Content analysis: an introduction to its methodology</text:span>, London: Sage. </text:p>
      <text:p text:style-name="Standard">McQuillan, M. (2001) <text:span text:style-name="T3">Deconstruction: A Reader</text:span>, London: Routledge. </text:p>
      <text:h text:style-name="Heading_20_3" text:outline-level="3">Visual Analysis </text:h>
      <text:p text:style-name="Standard">Barthes, R. <text:span text:style-name="T3">Camera Lucida</text:span> (various editions and translations available in the library). Not a methodological text as such, but one of the key works on photographic images. </text:p>
      <text:p text:style-name="Standard">Pink, S. (2007) <text:span text:style-name="T3">Doing Visual Ethnography: Images, Media, Representation in Research</text:span>, London, Thousand Oaks and New Delhi: Sage. </text:p>
      <text:p text:style-name="Standard">Sontag, S. (1978) <text:span text:style-name="T3">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3">Watching Dallas</text:span>. New York: Metheun. </text:p>
      <text:p text:style-name="Standard"><text:soft-page-break/>----- (1996) Living Room Wars. Rethinking Media Audiences for a Postmodern World. London and New York, Routledge. </text:p>
      <text:p text:style-name="Standard">Radway, J. (1983) <text:span text:style-name="T3">Reading the Romance</text:span>. Chapel Hill: University of North Carolina Press. </text:p>
      <text:h text:style-name="Heading_20_3" text:outline-level="3">Media technologies and cultural techniques</text:h>
      <text:p text:style-name="Standard">Bolter, J.D. &amp; Grusin, R.A., 2000. <text:span text:style-name="T2">Remediation: understanding new media</text:span>, Cambridge, Mass.: MIT Press.</text:p>
      <text:p text:style-name="P2">Manovich, L., 2002. <text:span text:style-name="T2">The language of new media</text:span>, Cambridge, Mass.: MIT Press.</text:p>
      <text:p text:style-name="P2">Parikka, J., 2012. <text:span text:style-name="T2">What is media archaeology?</text:span>, Cambridge, UK; Malden, MA: Polity Press.</text:p>
      <text:p text:style-name="P2"><text:span text:style-name="T11">Sterne</text:span>, J. 2013.<text:span text:style-name="T2">. MP3: The Meaning of a Format. Durham, </text:span><text:span text:style-name="T11">NC: Duke University Press, 2012</text:span></text:p>
      <text:h text:style-name="Heading_20_3" text:outline-level="3">Planning a Research Project </text:h>
      <text:p text:style-name="Standard">Knight, P. (2003), <text:span text:style-name="T3">Small-Scale Research</text:span>, London: Sage. </text:p>
      <text:p text:style-name="Standard">Walliman, N. (2001) <text:span text:style-name="T3">Your Research Project: a step by step guide for the first time researcher</text:span>, London: Sage.</text:p>
      <text:p text:style-name="Standard"/>
      <text:h text:style-name="Heading_20_2" text:outline-level="2">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30">search engine </text:span>links to practically every scholarly publisher and journal. <text:span text:style-name="T30">The problem with Google Scholar is that it is indiscriminate. It presents results from all disciplines mixed together, and with little regard to their source. This makes it </text:span><text:span text:style-name="T9">much less useful</text:span><text:span text:style-name="T30"> for researchers who are new to media and cultural studies. That said, i</text:span>t is particularly useful for finding contemporary work (i.e. published in the last 10-15 years) although some <text:span text:style-name="T30">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text:soft-page-break/>records. <text:span text:style-name="T30">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6">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17">Angelaki, </text:p>
            <text:p text:style-name="P17">Body and Society</text:p>
            <text:p text:style-name="P17">Convergence</text:p>
            <text:p text:style-name="P17">Critical Inquiry</text:p>
            <text:p text:style-name="P17">Cultural Studies</text:p>
            <text:p text:style-name="P17">differences</text:p>
            <text:p text:style-name="P17">boundary 2</text:p>
            <text:p text:style-name="P17">Cultural Critique</text:p>
            <text:p text:style-name="P17">Cultural Sociology</text:p>
            <text:p text:style-name="P17">Cultural Values</text:p>
            <text:p text:style-name="P17">European Journal of Cultural Studies</text:p>
            <text:p text:style-name="P17">Feminist Media Studies</text:p>
            <text:p text:style-name="P17">Fibreculture</text:p>
            <text:p text:style-name="P17">Inter-Asia Cultural Studies</text:p>
            <text:p text:style-name="P17">International Journal of Cultural Studies</text:p>
          </table:table-cell>
          <table:table-cell table:style-name="Table1.A1" office:value-type="string">
            <text:p text:style-name="P18">M/C</text:p>
            <text:p text:style-name="P18">Media and Society</text:p>
            <text:p text:style-name="P18">Media, Culture and Society</text:p>
            <text:p text:style-name="P18">New Formations</text:p>
            <text:p text:style-name="P18">New Media and Society</text:p>
            <text:p text:style-name="P18">Parallax</text:p>
            <text:p text:style-name="P18">Public Culture</text:p>
            <text:p text:style-name="P18">Social Text</text:p>
            <text:p text:style-name="P18">Space and Culture</text:p>
            <text:p text:style-name="P18">Subjectivity</text:p>
            <text:p text:style-name="P18">Substance</text:p>
            <text:p text:style-name="P18">Theory, Culture and Society</text:p>
            <text:p text:style-name="P18">Third Text</text:p>
            <text:p text:style-name="P18"/>
            <text:p text:style-name="P19">­</text:p>
          </table:table-cell>
        </table:table-row>
      </table:table>
      <text:p text:style-name="P16"/>
      <text:h text:style-name="Heading_20_3" text:outline-level="3">How to approach reading for this course </text:h>
      <text:p text:style-name="Standard">Most weeks of the course there are <text:span text:style-name="T6">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6">must </text:span>do the two set readings before the seminar. <text:s/>In class discussions will focus heavily on these readings. </text:p>
      <text:h text:style-name="Heading_20_3" text:outline-level="3"><text:soft-page-break/>Every week: </text:h>
      <text:p text:style-name="Standard">To help you with your reading, you might want to ask the following questions: </text:p>
      <text:list xml:id="list4165794308610295729" text:style-name="L3">
        <text:list-item>
          <text:p text:style-name="P34">What method is used in the reading under discussion? What kind of research is it? </text:p>
        </text:list-item>
        <text:list-item>
          <text:p text:style-name="P34">How do you think the area of study was chosen? What institutional, economic, social factors might have underpinned the choice? Does the writer make this explicit? </text:p>
        </text:list-item>
        <text:list-item>
          <text:p text:style-name="P34">Which frameworks of established knowledge are used, referred to, challenged, ignored? Why do you think this is? </text:p>
        </text:list-item>
        <text:list-item>
          <text:p text:style-name="P34">Which methods were used for study? Why do they work for carrying out the kind of research the writer is doing? What other methods could have been used? Why weren’t they? </text:p>
        </text:list-item>
      </text:list>
      <text:list xml:id="list2461172330231982071" text:style-name="L4">
        <text:list-item>
          <text:p text:style-name="P35">What do you think the original research questions were? How might these have changed in the process of doing the research? </text:p>
        </text:list-item>
        <text:list-item>
          <text:p text:style-name="P35">How does the writer present him/herself? Do they put themselves into the text, or does it appear objective? How are these effects achieved through the writing style? </text:p>
        </text:list-item>
        <text:list-item>
          <text:p text:style-name="P35">Is the research presented as a ‘final product’, or as more of a process? How much of the researcher’s process is visible in the final piece? </text:p>
        </text:list-item>
        <text:list-item>
          <text:p text:style-name="P35">How did the process of writing influence the final product? What writing style is used? Is it effective? </text:p>
        </text:list-item>
        <text:list-item>
          <text:p text:style-name="P35">How would you have approached the source material that is being discussed? Would you have done things differently? Why? </text:p>
        </text:list-item>
        <text:list-item>
          <text:p text:style-name="P35">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31" text:outline-level="4">Reading</text:h>
      <text:p text:style-name="P7">Back, Les, and Nirmal Puwar. ‘A Manifesto for Live Methods: Provocations and Capacities’. <text:span text:style-name="T2">The Sociological Review</text:span> 60 (2012): 6–17.</text:p>
      <text:h text:style-name="Heading_20_3" text:outline-level="3">Part I: Working with texts </text:h>
      <text:h text:style-name="Heading_20_3" text:outline-level="3">Week 2: Working with texts I: Textual Analysis</text:h>
      <text:p text:style-name="Text_20_body">Guest: Dr <text:span text:style-name="T39">Anne Cronin</text:span></text:p>
      <text:h text:style-name="P30" text:outline-level="4"><text:soft-page-break/>Reading </text:h>
      <text:p text:style-name="Text_20_body">Couldry, Nick. 'Introduction', <text:span text:style-name="T2">Inside Culture: Re-Imagining the Method of Cultural Studies</text:span>. Sage, 2000, 1-19.</text:p>
      <text:p text:style-name="Text_20_body">Cronin, A.M., 2008. Mobility and market research: outdoor advertising and the commercial ontology of the city. <text:span text:style-name="T2">Mobilities</text:span>, 3(1), pp.95–115.</text:p>
      <text:h text:style-name="Heading_20_3" text:outline-level="3">Week 3: Working with texts II: Content Analysis </text:h>
      <text:p text:style-name="Text_20_body">Guest: Dr <text:span text:style-name="T43">Tracey Jensen</text:span></text:p>
      <text:h text:style-name="Heading_20_4" text:outline-level="4">Reading </text:h>
      <text:p text:style-name="Text_20_body">Couldry, Nick. ‘Questioning the Text”. In <text:span text:style-name="T2">Inside Culture: Re-Imagining the Method of Cultural Studies</text:span>, Sage, 2000, 67–87.</text:p>
      <text:h text:style-name="Heading_20_3" text:outline-level="3">Part II: Working with sound and images, audio and visual</text:h>
      <text:h text:style-name="Heading_20_3" text:outline-level="3">Week 4: Studying visual culture </text:h>
      <text:p text:style-name="P2">Guest: Dr <text:span text:style-name="T40">Miriam Meissner</text:span></text:p>
      <text:h text:style-name="Heading_20_4" text:outline-level="4">Reading </text:h>
      <text:p text:style-name="P22">Lindner, Christoph, and Miriam Meissner. 2014. “Slow Art in the Creative City: Amsterdam, Street Photography, and Urban Renewal.” <text:span text:style-name="T2">Space and Culture</text:span>. doi:10.1177/1206331213509914.</text:p>
      <text:p text:style-name="P8">Rose, Gillian. ‘The Question of Method: Practice, Reflexivity and Critique in Visual Culture Studies’. In <text:span text:style-name="T2">The Handbook of Visual Culture</text:span>, edited by Ian Heywood, Barry Sandywell, Michael Gardiner, Gunalan Nadarajan, and Catherine M Soussloff, <text:s/>London: Berg, 2012, 542–558.</text:p>
      <text:p text:style-name="P9"><text:span text:style-name="T22">Vis, Farida, Simon Faulkner, K Manyukhina, Katy Parry, and L Evans. 2013. ‘Twitpic-Ing  the Riots: Analysing Images Shared on Twitter during the 2011 UK Riots’. In </text:span><text:span text:style-name="T5">Twitter and Society</text:span><text:span text:style-name="T22">, 385–98. New York: Peter Lang Publishing. http://eprints.whiterose.ac.uk/79098.</text:span></text:p>
      <text:h text:style-name="Heading_20_3" text:outline-level="3">Week 5: The Visual as <text:span text:style-name="T23">Method</text:span> – photography and film </text:h>
      <text:p text:style-name="Standard">Guest: Dr Graeme Gilloch</text:p>
      <text:h text:style-name="Heading_20_4" text:outline-level="4">Reading </text:h>
      <text:p text:style-name="P8">Mitchell, W.J.T., 2002. ‘Showing seeing: a critique of visual culture’<text:span text:style-name="T3"> Journal of Visual Culture</text:span> 1 (2), 165-181. </text:p>
      <text:p text:style-name="Text_20_body">Gilloch, Graeme, and Jaeho Kang. ‘“Below the Surface”: Siegfried Kracauer’s “Test-Film” Project’. <text:span text:style-name="T2">New Formations: A Journal of Culture/Theory/Politics</text:span> 61 (2007).</text:p>
      <text:h text:style-name="Heading_20_3" text:outline-level="3"><text:soft-page-break/>Part III: Working in the field</text:h>
      <text:h text:style-name="Heading_20_3" text:outline-level="3">Week 6: Describing what happens: ethnography </text:h>
      <text:p text:style-name="Text_20_body">Guest: <text:span text:style-name="T39">Dr Adam Fish</text:span></text:p>
      <text:h text:style-name="Heading_20_4" text:outline-level="4">Reading </text:h>
      <text:p text:style-name="P15">Fish, Adam, 2013. Participatory Television: Convergence, Crowdsourcing, and Neoliberalism. <text:span text:style-name="T2">Communication, Culture &amp; Critique</text:span>, 6(3), pp.372–395.</text:p>
      <text:p text:style-name="Text_20_body">Murthy, Dhiraj <text:span text:style-name="T24">(</text:span>2013<text:span text:style-name="T24">)</text:span>. ‘Ethnographic Research 2.0: The Potentialities of Emergent Digital Technologies for Qualitative Organizational Research’. <text:span text:style-name="T2">Journal of Organizational Ethnography</text:span> 2(1):23–36.</text:p>
      <text:h text:style-name="Heading_20_4" text:outline-level="4">Extra reading</text:h>
      <text:p text:style-name="P3"><text:span text:style-name="T13">Clifford, James (1986) Introduction: Partial Truths. In J. Clifford &amp; G. Marcus (eds.), </text:span><text:span text:style-name="T14">Writing Culture: The poetics and politics of ethnography</text:span><text:span text:style-name="T13"> pp. 1-26. Berkeley: University of California.</text:span></text:p>
      <text:h text:style-name="Heading_20_3" text:outline-level="3">Week 7: Participating in what happens <text:span text:style-name="T19">through </text:span>ethnography</text:h>
      <text:p text:style-name="P2">Guest: Dr <text:span text:style-name="T41">Joe Deville</text:span></text:p>
      <text:h text:style-name="Heading_20_4" text:outline-level="4">Reading </text:h>
      <text:p text:style-name="Text_20_body">Deville, Joe. 2015. “Debtor Publics: Tracking the Participatory Politics of Consumer Credit.” <text:span text:style-name="T2">Consumption Markets &amp; Culture</text:span> 0 (0): 1–18. doi:10.1080/10253866.2015.1068169.</text:p>
      <text:p text:style-name="Text_20_body">Carrington, Ben. 2008. ‘“What’s the Footballer Doing Here?” Racialized Performativity, Reflexivity, and Identity’. <text:span text:style-name="T2">Cultural Studies ↔ Critical Methodologies</text:span> 8 (4): 423–52. doi:10.1177/1532708608321574.</text:p>
      <text:p text:style-name="Text_20_body"/>
      <text:h text:style-name="Heading_20_3" text:outline-level="3">Part IV: Research projects<text:span text:style-name="T16"> and pre</text:span>sentation<text:span text:style-name="T16">s</text:span></text:h>
      <text:h text:style-name="Heading_20_3" text:outline-level="3">Week 8-9: <text:span text:style-name="T16">Developing the r</text:span>esearch pro<text:span text:style-name="T16">jects </text:span></text:h>
      <text:p text:style-name="P20"><text:span text:style-name="T15">S</text:span>tudents will work in groups, <text:span text:style-name="T15">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5">). All research projects will combine textual, visual and ethnographic methods</text:span>. </text:p>
      <text:p text:style-name="P21">We will also work on presentations for week 10.</text:p>
      <text:h text:style-name="P27" text:outline-level="3">Week 10: Student Presentations on research projects</text:h>
      <text:p text:style-name="P4">In the first half of the session, we will practice the 15 minute presentations. In the second half, another member of staff and Adrian Mackenzie will assess the presentations. </text:p>
      <text:p text:style-name="P4"><text:soft-page-break/></text:p>
      <text:p text:style-name="P5"/>
      <text:h text:style-name="P2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0</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1-13T12:16:24.347465636</dc:date>
    <meta:editing-duration>PT17H23M19S</meta:editing-duration>
    <meta:editing-cycles>137</meta:editing-cycles>
    <meta:generator>LibreOffice/5.1.4.2$Linux_X86_64 LibreOffice_project/10m0$Build-2</meta:generator>
    <meta:printed-by>adrian </meta:printed-by>
    <meta:print-date>2014-01-13T17:12:14.577738378</meta:print-date>
    <meta:document-statistic meta:table-count="1" meta:image-count="0" meta:object-count="0" meta:page-count="12" meta:paragraph-count="192" meta:word-count="3394" meta:character-count="22659" meta:non-whitespace-character-count="19360"/>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